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664cm" fo:margin-left="0.037cm" table:align="left"/>
    </style:style>
    <style:style style:name="Таблица2.A" style:family="table-column">
      <style:table-column-properties style:column-width="17.664cm"/>
    </style:style>
    <style:style style:name="Таблица2.1" style:family="table-row">
      <style:table-row-properties style:min-row-height="0.688cm"/>
    </style:style>
    <style:style style:name="Таблица2.A1" style:family="table-cell">
      <style:table-cell-properties fo:background-color="#ffd7d7" fo:padding="0.097cm" fo:border="0.05pt solid #000000">
        <style:background-image/>
      </style:table-cell-properties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background-color="#fff5ce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d62e4e" style:font-name="Liberation Mono" fo:font-size="15pt" officeooo:rsid="000a1569" officeooo:paragraph-rsid="000a1569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6pt" fo:language="ru" fo:country="RU" fo:font-weight="bold" officeooo:rsid="0001e064" officeooo:paragraph-rsid="0001e06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02f594" officeooo:paragraph-rsid="0002f594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0624bd" officeooo:paragraph-rsid="000624bd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08255e" officeooo:paragraph-rsid="0008255e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0e8ae6" officeooo:paragraph-rsid="000e8ae6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124bfb" officeooo:paragraph-rsid="00124bfb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26pt" fo:language="ru" fo:country="RU" style:text-underline-style="none" fo:font-weight="bold" officeooo:rsid="00432c36" officeooo:paragraph-rsid="00432c36" style:font-size-asian="22.75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26pt" fo:language="en" fo:country="US" fo:font-weight="bold" officeooo:rsid="0001e064" officeooo:paragraph-rsid="0001e064" style:font-size-asian="22.75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2d2d0" officeooo:paragraph-rsid="0002d2d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4a435" officeooo:paragraph-rsid="0004a435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71985" officeooo:paragraph-rsid="00071985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a1569" officeooo:paragraph-rsid="000a1569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e8ae6" officeooo:paragraph-rsid="000e8ae6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12928f" officeooo:paragraph-rsid="0012928f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291f30" officeooo:paragraph-rsid="00291f30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432c36" officeooo:paragraph-rsid="00432c36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557d91" officeooo:paragraph-rsid="00557d9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5768be" officeooo:paragraph-rsid="005768be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a1569" officeooo:paragraph-rsid="000a1569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a267c" officeooo:paragraph-rsid="000a267c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c7b3e" officeooo:paragraph-rsid="000c7b3e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71985" officeooo:paragraph-rsid="00071985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184449" officeooo:paragraph-rsid="00184449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1a0dde" officeooo:paragraph-rsid="001a0dde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e8ae6" officeooo:paragraph-rsid="000e8ae6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1e9846" officeooo:paragraph-rsid="001e9846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none" fo:font-weight="normal" officeooo:rsid="001e9846" officeooo:paragraph-rsid="001e9846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231515" officeooo:paragraph-rsid="00231515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23f915" officeooo:paragraph-rsid="0023f915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24e6d1" officeooo:paragraph-rsid="0024e6d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255652" officeooo:paragraph-rsid="00255652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291f30" officeooo:paragraph-rsid="00291f30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432c36" officeooo:paragraph-rsid="00432c36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43fd1a" officeooo:paragraph-rsid="0043fd1a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45aae8" officeooo:paragraph-rsid="0045aae8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4a435" officeooo:paragraph-rsid="0004a435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557d91" officeooo:paragraph-rsid="00557d91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none" fo:font-weight="normal" officeooo:rsid="00557d91" officeooo:paragraph-rsid="00557d91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02d2d0" officeooo:paragraph-rsid="0002d2d0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5pt" fo:language="ru" fo:country="RU" style:text-underline-style="none" fo:font-weight="normal" officeooo:rsid="005768be" officeooo:paragraph-rsid="005768be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0a1569" officeooo:paragraph-rsid="000a1569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0a267c" officeooo:paragraph-rsid="000a267c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124bfb" officeooo:paragraph-rsid="0012928f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24e6d1" officeooo:paragraph-rsid="0024e6d1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23f915" officeooo:paragraph-rsid="0023f915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45aae8" officeooo:paragraph-rsid="0045aae8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4623fb" officeooo:paragraph-rsid="0045aae8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475a00" officeooo:paragraph-rsid="0045aae8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Mono" fo:font-size="15pt" fo:language="en" fo:country="US" style:text-underline-style="none" fo:font-weight="normal" officeooo:rsid="005a727e" officeooo:paragraph-rsid="005a727e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a1467e" style:font-name="Liberation Mono" fo:font-size="14pt" officeooo:rsid="00184449" officeooo:paragraph-rsid="00184449" fo:background-color="transparent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officeooo:paragraph-rsid="0048f49f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02f594" officeooo:paragraph-rsid="0002f594" style:font-size-asian="22.75pt" style:font-weight-asian="bold" style:font-size-complex="26pt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0624bd" officeooo:paragraph-rsid="000624bd" style:font-size-asian="22.75pt" style:font-weight-asian="bold" style:font-size-complex="2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08255e" officeooo:paragraph-rsid="0008255e" style:font-size-asian="22.75pt" style:font-weight-asian="bold" style:font-size-complex="26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0e8ae6" officeooo:paragraph-rsid="000e8ae6" style:font-size-asian="22.75pt" style:font-weight-asian="bold" style:font-size-complex="26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124bfb" officeooo:paragraph-rsid="00124bfb" style:font-size-asian="22.75pt" style:font-weight-asian="bold" style:font-size-complex="2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Liberation Mono" fo:font-size="26pt" fo:language="ru" fo:country="RU" style:text-underline-style="none" fo:font-weight="bold" officeooo:rsid="00432c36" officeooo:paragraph-rsid="00432c36" style:font-size-asian="22.75pt" style:font-weight-asian="bold" style:font-size-complex="26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Liberation Mono" fo:font-size="15pt" fo:language="ru" fo:country="RU" style:text-underline-style="solid" style:text-underline-width="auto" style:text-underline-color="font-color" fo:font-weight="normal" officeooo:rsid="00291f30" officeooo:paragraph-rsid="00291f30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Liberation Mono" fo:font-size="15pt" fo:language="ru" fo:country="RU" style:text-underline-style="solid" style:text-underline-width="auto" style:text-underline-color="font-color" fo:font-weight="normal" officeooo:rsid="0048f49f" officeooo:paragraph-rsid="0048f49f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 fo:break-before="page"/>
      <style:text-properties style:font-name="Liberation Mono" fo:font-size="15pt" fo:language="ru" fo:country="RU" style:text-underline-style="none" fo:font-weight="normal" officeooo:rsid="00291f30" officeooo:paragraph-rsid="00291f30" style:font-size-asian="13.1000003814697pt" style:font-weight-asian="normal" style:font-size-complex="15pt" style:font-weight-complex="normal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Liberation Mono" fo:font-size="15pt" fo:language="ru" fo:country="RU" style:text-underline-style="none" fo:font-weight="normal" officeooo:rsid="00291f30" officeooo:paragraph-rsid="00291f30" style:font-size-asian="13.1000003814697pt" style:font-weight-asian="normal" style:font-size-complex="15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7cm" fo:margin-right="0cm" fo:text-align="start" style:justify-single-word="false" fo:text-indent="-0.7cm" style:auto-text-indent="false" style:page-number="auto" fo:background-color="transparent"/>
      <style:text-properties style:font-name="Liberation Mono" fo:font-size="15pt" fo:language="ru" fo:country="RU" style:text-underline-style="none" fo:font-weight="normal" officeooo:rsid="00231515" officeooo:paragraph-rsid="00231515" style:font-size-asian="13.1000003814697pt" style:font-weight-asian="normal" style:font-size-complex="15pt" style:font-weight-complex="normal"/>
    </style:style>
    <style:style style:name="P64" style:family="paragraph" style:parent-style-name="Standard">
      <loext:graphic-properties draw:fill="none"/>
      <style:paragraph-properties fo:margin-left="0.7cm" fo:margin-right="0cm" fo:text-align="start" style:justify-single-word="false" fo:text-indent="-0.7cm" style:auto-text-indent="false" fo:background-color="transparent"/>
      <style:text-properties style:font-name="Liberation Mono" fo:font-size="15pt" fo:language="ru" fo:country="RU" style:text-underline-style="none" fo:font-weight="normal" officeooo:rsid="00231515" officeooo:paragraph-rsid="00231515" style:font-size-asian="13.1000003814697pt" style:font-weight-asian="normal" style:font-size-complex="15pt" style:font-weight-complex="normal"/>
    </style:style>
    <style:style style:name="P65" style:family="paragraph">
      <style:paragraph-properties fo:text-align="center"/>
    </style:style>
    <style:style style:name="P66" style:family="paragraph">
      <loext:graphic-properties draw:fill-color="#dee6ef"/>
      <style:paragraph-properties fo:text-align="center"/>
      <style:text-properties style:font-name="Liberation Mono"/>
    </style:style>
    <style:style style:name="P6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iberation Mono" style:text-underline-style="solid" style:text-underline-width="auto" style:text-underline-color="font-color" fo:hyphenate="false"/>
    </style:style>
    <style:style style:name="P70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5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2" style:family="paragraph">
      <loext:graphic-properties draw:fill-color="#dee6ef"/>
      <style:text-properties style:font-name="Liberation Mono"/>
    </style:style>
    <style:style style:name="P73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iberation Mono" fo:font-size="14pt" style:text-underline-style="solid" style:text-underline-width="auto" style:text-underline-color="font-color" style:font-size-asian="14pt" style:font-size-complex="14pt" fo:hyphenate="false"/>
    </style:style>
    <style:style style:name="P74" style:family="paragraph">
      <loext:graphic-properties draw:fill-color="#dee6ef"/>
      <style:paragraph-properties fo:text-align="center"/>
      <style:text-properties style:font-name="Liberation Mono" fo:font-size="15pt" style:font-size-asian="15pt" style:font-size-complex="15pt"/>
    </style:style>
    <style:style style:name="P7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5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a435"/>
    </style:style>
    <style:style style:name="T3" style:family="text">
      <style:text-properties fo:language="en" fo:country="US" officeooo:rsid="00071e0d"/>
    </style:style>
    <style:style style:name="T4" style:family="text">
      <style:text-properties fo:language="en" fo:country="US" officeooo:rsid="0014eb61"/>
    </style:style>
    <style:style style:name="T5" style:family="text">
      <style:text-properties fo:language="en" fo:country="US" officeooo:rsid="001cd5db"/>
    </style:style>
    <style:style style:name="T6" style:family="text">
      <style:text-properties fo:language="en" fo:country="US" officeooo:rsid="00200e33"/>
    </style:style>
    <style:style style:name="T7" style:family="text">
      <style:text-properties fo:language="en" fo:country="US" officeooo:rsid="00219012"/>
    </style:style>
    <style:style style:name="T8" style:family="text">
      <style:text-properties fo:language="en" fo:country="US" officeooo:rsid="00266a69"/>
    </style:style>
    <style:style style:name="T9" style:family="text">
      <style:text-properties fo:language="en" fo:country="US" officeooo:rsid="00314775"/>
    </style:style>
    <style:style style:name="T10" style:family="text">
      <style:text-properties fo:language="en" fo:country="US" officeooo:rsid="004623fb"/>
    </style:style>
    <style:style style:name="T11" style:family="text">
      <style:text-properties fo:language="en" fo:country="US" officeooo:rsid="00475a00"/>
    </style:style>
    <style:style style:name="T12" style:family="text">
      <style:text-properties fo:language="en" fo:country="US" officeooo:rsid="004a5e3c"/>
    </style:style>
    <style:style style:name="T13" style:family="text">
      <style:text-properties officeooo:rsid="00071e0d"/>
    </style:style>
    <style:style style:name="T14" style:family="text">
      <style:text-properties officeooo:rsid="0007bef2"/>
    </style:style>
    <style:style style:name="T15" style:family="text">
      <style:text-properties officeooo:rsid="0014eb61"/>
    </style:style>
    <style:style style:name="T16" style:family="text">
      <style:text-properties style:font-name="Consolas"/>
    </style:style>
    <style:style style:name="T17" style:family="text">
      <style:text-properties style:font-name="Consolas" style:text-underline-style="solid" style:text-underline-width="auto" style:text-underline-color="font-color"/>
    </style:style>
    <style:style style:name="T18" style:family="text">
      <style:text-properties officeooo:rsid="001ce9f1"/>
    </style:style>
    <style:style style:name="T19" style:family="text">
      <style:text-properties officeooo:rsid="00200e33"/>
    </style:style>
    <style:style style:name="T20" style:family="text">
      <style:text-properties officeooo:rsid="00219012"/>
    </style:style>
    <style:style style:name="T21" style:family="text">
      <style:text-properties officeooo:rsid="00237aa6"/>
    </style:style>
    <style:style style:name="T22" style:family="text">
      <style:text-properties officeooo:rsid="00266a69"/>
    </style:style>
    <style:style style:name="T23" style:family="text">
      <style:text-properties officeooo:rsid="0059602a"/>
    </style:style>
    <style:style style:name="T24" style:family="text">
      <style:text-properties style:font-name="Liberation Mono" fo:font-size="16pt" style:font-size-asian="14pt" style:font-size-complex="16pt"/>
    </style:style>
    <style:style style:name="T25" style:family="text">
      <style:text-properties style:font-name="Liberation Mono" fo:font-size="15pt" style:text-underline-style="solid" style:text-underline-width="auto" style:text-underline-color="font-color" style:font-size-asian="13pt" style:font-size-complex="15pt"/>
    </style:style>
    <style:style style:name="T26" style:family="text">
      <style:text-properties style:font-name="Liberation Mono" fo:font-size="15pt" style:text-underline-style="none" style:font-size-asian="13pt" style:font-size-complex="15pt"/>
    </style:style>
    <style:style style:name="T27" style:family="text">
      <style:text-properties style:font-name="Liberation Mono" fo:font-size="16pt" style:text-underline-style="solid" style:text-underline-width="auto" style:text-underline-color="font-color" style:font-size-asian="14pt" style:font-size-complex="1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5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3faf46" style:text-outline="false" style:text-line-through-style="none" style:text-line-through-type="none" style:text-position="0% 100%" style:font-name="Liberation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3faf46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Liberation Mono" fo:font-size="15pt" style:font-size-asian="13pt" style:font-size-complex="15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4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font-name="Liberation Mono" fo:font-size="15pt" style:font-size-asian="15pt" style:font-size-complex="15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13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3pt" style:language-asian="zh" style:country-asian="CN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dee6ef" draw:textarea-horizontal-align="justify" draw:textarea-vertical-align="middle" draw:auto-grow-height="false" fo:min-height="2.117cm" fo:min-width="8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dee6ef" draw:textarea-horizontal-align="justify" draw:textarea-vertical-align="top" draw:auto-grow-height="false" fo:min-height="3.254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dee6ef" draw:textarea-horizontal-align="justify" draw:textarea-vertical-align="middle" draw:auto-grow-height="false" fo:min-height="1.164cm" fo:min-width="1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ee6ef" draw:textarea-horizontal-align="justify" draw:textarea-vertical-align="top" draw:auto-grow-height="false" fo:min-height="9.128cm" fo:min-width="15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dee6ef" draw:textarea-horizontal-align="justify" draw:textarea-vertical-align="middle" draw:auto-grow-height="false" fo:min-height="2.328cm" fo:min-width="5.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dee6ef" draw:textarea-horizontal-align="justify" draw:textarea-vertical-align="top" draw:auto-grow-height="false" fo:min-height="5.583cm" fo:min-width="17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ee6ef" draw:textarea-horizontal-align="justify" draw:textarea-vertical-align="top" draw:auto-grow-height="false" fo:min-height="16.087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ee6ef" draw:textarea-horizontal-align="justify" draw:textarea-vertical-align="middle" draw:auto-grow-height="false" fo:min-height="2.461cm" fo:min-width="5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dee6ef" draw:textarea-horizontal-align="justify" draw:textarea-vertical-align="top" draw:auto-grow-height="false" fo:min-height="3.228cm" fo:min-width="16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dee6ef" draw:textarea-horizontal-align="justify" draw:textarea-vertical-align="top" draw:auto-grow-height="false" fo:min-height="13.388cm" fo:min-width="16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dee6ef" draw:textarea-horizontal-align="justify" draw:textarea-vertical-align="middle" draw:auto-grow-height="false" fo:min-height="2.619cm" fo:min-width="7.9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ee6ef" draw:textarea-horizontal-align="justify" draw:textarea-vertical-align="middle" draw:auto-grow-height="false" fo:min-height="2.725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dee6ef" draw:textarea-horizontal-align="justify" draw:textarea-vertical-align="top" draw:auto-grow-height="false" fo:min-height="1.879cm" fo:min-width="17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dee6ef" draw:textarea-horizontal-align="justify" draw:textarea-vertical-align="top" draw:auto-grow-height="false" fo:min-height="13.414cm" fo:min-width="17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dee6ef" draw:textarea-horizontal-align="justify" draw:textarea-vertical-align="middle" draw:auto-grow-height="false" fo:min-height="3.149cm" fo:min-width="6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dee6ef" draw:textarea-horizontal-align="justify" draw:textarea-vertical-align="top" draw:auto-grow-height="false" fo:min-height="5.953cm" fo:min-width="18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dee6ef" draw:textarea-horizontal-align="justify" draw:textarea-vertical-align="top" draw:auto-grow-height="false" fo:min-height="14.579cm" fo:min-width="18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Плагин</text:p>
      <text:p text:style-name="P9">MFractions</text:p>
      <text:p text:style-name="P10">Описание</text:p>
      <text:p text:style-name="P10"/>
      <text:p text:style-name="P40">Т.к. это плагин проекта <text:span text:style-name="T1">(MilleniumCraft), </text:span>то полное описание плагина находится в документации проекта (<text:span text:style-name="T1">MilleniumCraft), </text:span>главы (1).</text:p>
      <text:p text:style-name="P40"/>
      <text:p text:style-name="P40"/>
      <text:p text:style-name="P19">События</text:p>
      <text:p text:style-name="P41"/>
      <text:p text:style-name="P50"/>
      <text:p text:style-name="P53">Глава 1</text:p>
      <text:p text:style-name="P3">Класс <text:span text:style-name="T2">MFractions</text:span></text:p>
      <text:p text:style-name="P11">Описание</text:p>
      <text:p text:style-name="P11"/>
      <text:p text:style-name="P37">Данный класс является основным (главным) для данного плагина. Его цель, это реализация команд плагина и работа с классами плагина, которые реализуют функционал, приведенный в документации.</text:p>
      <text:p text:style-name="P37"/>
      <text:p text:style-name="P37"/>
      <text:p text:style-name="P37"/>
      <text:p text:style-name="P18">Реализация команд <text:span text:style-name="T23">1</text:span></text:p>
      <text:p text:style-name="P38">За реализацию команд отвечает ярус <text:span text:style-name="T1">(Commands). </text:span>Первые 4 метода отвечают за реализацию соответствующих команд, а пятый (<text:span text:style-name="T1">onCommand) </text:span>уже их вызывает. Больше об этом ярусе не будет идти речи.</text:p>
      <text:p text:style-name="P38"/>
      <text:p text:style-name="P38"/>
      <text:p text:style-name="P39"/>
      <text:p text:style-name="P54">Глава 2</text:p>
      <text:p text:style-name="P4">Класс <text:span text:style-name="T1">Fraction</text:span></text:p>
      <text:p text:style-name="P12">Описание</text:p>
      <text:p text:style-name="P12"/>
      <text:p text:style-name="P23">Класс предназначен для представления одной фракции. Он хранит всю требуемую информацию о фракции. <text:span text:style-name="T13">К хранимой информации относится: </text:span><text:span text:style-name="T3">ID, </text:span><text:span text:style-name="T14">точка появления</text:span><text:span text:style-name="T4">(</text:span><text:span text:style-name="T15">тип </text:span><text:span text:style-name="T4">Point)</text:span><text:span text:style-name="T14">, перечисление групп прав игроков, относящихся к данной фракции.</text:span></text:p>
      <text:p text:style-name="P23"/>
      <text:p text:style-name="P24">Конструктор принимает данные в виде карты, со следующими парами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1"><text:span text:style-name="T16">{ Name:"</text:span><text:span text:style-name="T17">имя</text:span><text:span text:style-name="T16">", ID:0, PermissionGroups: "grName1|grName2...|grNameN", <text:s/>SpawnPoint: "..."}</text:span></text:p>
          </table:table-cell>
        </table:table-row>
      </table:table>
      <text:p text:style-name="P24"/>
      <text:p text:style-name="P25">Методы для возврата данных из конструктора: </text:p>
      <text:p text:style-name="P25"><text:span text:style-name="T5">(</text:span><text:span text:style-name="T1">String getName()</text:span><text:span text:style-name="T5">)</text:span><text:span text:style-name="T1">, </text:span><text:span text:style-name="T5">(</text:span><text:span text:style-name="T1">Point getPoint()</text:span><text:span text:style-name="T5">)</text:span><text:span text:style-name="T1">, </text:span><text:span text:style-name="T5">(</text:span><text:span text:style-name="T1">ArrayList&lt;String&gt; getPermissionGroups()</text:span><text:span text:style-name="T5">)</text:span><text:span text:style-name="T1">, </text:span><text:span text:style-name="T5">(</text:span><text:span text:style-name="T1">Integer getId()</text:span><text:span text:style-name="T5">)</text:span><text:span text:style-name="T1">.</text:span></text:p>
      <text:p text:style-name="P55">Глава 3</text:p>
      <text:p text:style-name="P5">Класс <text:span text:style-name="T1">Point</text:span></text:p>
      <text:p text:style-name="P13">Описание</text:p>
      <text:p text:style-name="P13"/>
      <text:p text:style-name="P20">Класс <text:span text:style-name="T1">Point </text:span>предназначен для обёртывания класса <text:span text:style-name="T1">(Location), </text:span>представляющего определенные координаты, определенного мира. Данный класс пр<text:span text:style-name="T18">и</text:span>дает классу (<text:span text:style-name="T1">Location) ID.</text:span></text:p>
      <text:p text:style-name="P42"/>
      <text:p text:style-name="P20">Конструктор класса принимает строку формата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worldName:x:y:z|yaw:pitch|ID</text:p>
          </table:table-cell>
        </table:table-row>
      </table:table>
      <text:p text:style-name="P21">Если данные введены некорректно, то вызывается исключение типа <text:span text:style-name="T1">(ConfigPropertyException).</text:span></text:p>
      <text:p text:style-name="P43"/>
      <text:p text:style-name="P22">Данные из строки переводятся в два поля класса — <text:span text:style-name="T1">id </text:span>и <text:span text:style-name="T1">location, </text:span>доступ к которым происходит через методы <text:span text:style-name="T1">(Integer getId()) </text:span>и <text:span text:style-name="T1">(Location getLocation()), </text:span>соответственно.</text:p>
      <text:p text:style-name="P56">Глава 4</text:p>
      <text:p text:style-name="P6">Класс <text:span text:style-name="T1">Manager</text:span></text:p>
      <text:p text:style-name="P14">Описание</text:p>
      <text:p text:style-name="P14"/>
      <text:p text:style-name="P14"/>
      <text:p text:style-name="P29">Цели класса <text:span text:style-name="T1">Manager:</text:span></text:p>
      <text:p text:style-name="P29"><text:span text:style-name="T1">- </text:span>манипуляция с типом <text:span text:style-name="T1">Fraction</text:span></text:p>
      <text:p text:style-name="P63"><text:span text:style-name="T1">- </text:span>работа с бд игроков и создание соответствующей таблицы в бд, если той не существует.</text:p>
      <text:p text:style-name="P64">- манипуляции с типом <text:span text:style-name="T1">FractionPlayer</text:span></text:p>
      <text:p text:style-name="P64"><text:span text:style-name="T1">- </text:span>Установка игроку фракции(ряд действий: обнуление счета, изменение данных в его <text:span text:style-name="T1">FractionPlayer </text:span>объекте, перемещение его на точку <text:span text:style-name="T21">новой</text:span> фракции).</text:p>
      <text:p text:style-name="P64">- <text:span text:style-name="T22">хранение точек появления (тип </text:span><text:span text:style-name="T8">Point) </text:span><text:span text:style-name="T22">и средства для их создания, и их получения. При этом, у плагина нет средств для создания этих точек из файла <text:s/>конфигурации, только через </text:span><text:span text:style-name="T9">API.</text:span></text:p>
      <text:p text:style-name="P26"/>
      <text:p text:style-name="P27">Самая важная часть данного класса, это работа с обёртками игроков: при подключении игрока на сервер, обработчик событие <text:span text:style-name="T1">(PlayerJoinEvent) </text:span>должен добавить данного игрока в список игроков менеджера, взяв данные из бд; при отключении игрока от сервера, данные из обёртки должны быть установлены в бд. Другими словами, данный класс не работает постоянно с бд<text:span text:style-name="T1">, </text:span>при изменении каких-то данных у какого-то игрока (счёт, фракция и др), а записывает эти данные в отдельный объект, с которым он и имеет дело, <text:span text:style-name="T19">при</text:span><text:span text:style-name="T6">, </text:span><text:span text:style-name="T19">например, изменении у игрока счёта. При отключении игрока</text:span><text:span text:style-name="T7">, </text:span><text:span text:style-name="T20">старые данные в бд заменяются на новые.</text:span></text:p>
      <text:p text:style-name="P27"/>
      <text:p text:style-name="P27"/>
      <text:p text:style-name="P27"/>
      <text:p text:style-name="P28"/>
      <text:p text:style-name="P28"/>
      <text:p text:style-name="P59">Блок схема плагина</text:p>
      <text:p text:style-name="P16"><draw:custom-shape text:anchor-type="paragraph" draw:z-index="0" draw:name="Фигура1" draw:style-name="gr1" draw:text-style-name="P66" svg:width="8.679cm" svg:height="2.117cm" svg:x="4.244cm" svg:y="0.162cm"><text:p text:style-name="P65"><text:span text:style-name="T24">Работа с типом</text:span></text:p><text:p text:style-name="P65"><text:span text:style-name="T24">Fraction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3"><draw:custom-shape text:anchor-type="paragraph" draw:z-index="1" draw:name="Фигура1" draw:style-name="gr2" draw:text-style-name="P69" svg:width="18.204cm" svg:height="3.255cm" svg:x="-0.46cm" svg:y="2.235cm"><text:p text:style-name="P67"><text:span text:style-name="T25">Описание</text:span></text:p><text:p text:style-name="P68"><text:span text:style-name="T26">Объекты типа Fraction хранятся в переменной (fractions),</text:span></text:p><text:p text:style-name="P68"><text:span text:style-name="T26">имеющей тип (ArrayList&lt;Fraction&gt;). Заполнение данного</text:span></text:p><text:p text:style-name="P68"><text:span text:style-name="T26">перечисления происходит в конструкторе класса Manager, и</text:span></text:p><text:p text:style-name="P68"><text:span text:style-name="T26">не подразумивает дальнейшего изменения в экземпляре.</text:span></text:p><text:p text:style-name="P67"><text:span text:style-name="T27"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Фигура1" draw:style-name="gr3" draw:text-style-name="P69" svg:width="11.484cm" svg:height="1.165cm" svg:x="-0.46cm" svg:y="5.965cm"><text:p text:style-name="P67"><text:span text:style-name="T28">Члены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игура1" draw:style-name="gr4" draw:text-style-name="P69" svg:width="15.505cm" svg:height="9.129cm" svg:x="0.116cm" svg:y="7.976cm"><text:p text:style-name="P67"><text:span text:style-name="T29">Метод hasFraction(…)</text:span></text:p><text:p text:style-name="P68"><text:span text:style-name="T30">Данный метод возвращает (Boolean) значение и принимает</text:span></text:p><text:p text:style-name="P68"><text:span text:style-name="T30">один параметр (Integer fractionID). Вернёт true, если в </text:span></text:p><text:p text:style-name="P68"><text:span text:style-name="T30">списке фракций (fractions) имеется фракция с (ID) равным</text:span></text:p><text:p text:style-name="P68"><text:span text:style-name="T30">параметру (fractionID)</text:span></text:p><text:p text:style-name="P68"><text:span text:style-name="T30"/></text:p><text:p text:style-name="P67"><text:span text:style-name="T29">Метод getFraction(…)</text:span></text:p><text:p text:style-name="P68"><text:span text:style-name="T30">Возвращает объект фракции из перечисления (fractions),</text:span></text:p><text:p text:style-name="P68"><text:span text:style-name="T30">где ID фракции равен параметру метода (int fractionID).</text:span></text:p><text:p text:style-name="P68"><text:span text:style-name="T30">Если такого объекта фракции нет, то вернет null.</text:span></text:p><text:p text:style-name="P67"><text:span text:style-name="T29"/></text:p><text:p text:style-name="P67"><text:span text:style-name="T29">Метод getFractions()</text:span></text:p><text:p text:style-name="P68"><text:span text:style-name="T30">Возвращает: (ArrayList&lt;Fraction&gt;)</text:span></text:p><text:p text:style-name="P68"><text:span text:style-name="T30">Описание: метод возвращает объекты всех фракций, которые</text:span></text:p><text:p text:style-name="P68"><text:span text:style-name="T30">менеджер хранит.</text:span></text:p><text:p text:style-name="P68"><text:span text:style-name="T31"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" draw:name="Фигура2" draw:style-name="gr5" draw:text-style-name="P65" svg:x1="4.244cm" svg:y1="0.542cm" svg:x2="-1.18cm" svg:y2="0.542cm"><text:p/></draw:line><draw:line text:anchor-type="paragraph" draw:z-index="5" draw:name="Фигура3" draw:style-name="gr5" draw:text-style-name="P65" svg:x1="-1.18cm" svg:y1="0.542cm" svg:x2="-1.18cm" svg:y2="16.549cm"><text:p/></draw:line><draw:line text:anchor-type="paragraph" draw:z-index="6" draw:name="Фигура4" draw:style-name="gr5" draw:text-style-name="P65" svg:x1="-1.18cm" svg:y1="3.69cm" svg:x2="-0.46cm" svg:y2="3.69cm"><text:p/></draw:line><draw:line text:anchor-type="paragraph" draw:z-index="7" draw:name="Фигура5" draw:style-name="gr5" draw:text-style-name="P65" svg:x1="-1.18cm" svg:y1="6.521cm" svg:x2="-0.46cm" svg:y2="6.521cm"><text:p/></draw:line><draw:line text:anchor-type="paragraph" draw:z-index="8" draw:name="Фигура6" draw:style-name="gr5" draw:text-style-name="P65" svg:x1="-0.228cm" svg:y1="7.13cm" svg:x2="-0.228cm" svg:y2="16.285cm"><text:p/></draw:line><draw:line text:anchor-type="paragraph" draw:z-index="9" draw:name="Фигура7" draw:style-name="gr5" draw:text-style-name="P65" svg:x1="-0.228cm" svg:y1="11.31cm" svg:x2="0.116cm" svg:y2="11.31cm"><text:p/></draw:line></text:p>
      <text:p text:style-name="P61"><draw:custom-shape text:anchor-type="paragraph" draw:z-index="10" draw:name="Фигура8" draw:style-name="gr6" draw:text-style-name="P66" svg:width="5.98cm" svg:height="2.329cm" svg:x="5.17cm" svg:y="-1.141cm"><text:p text:style-name="P65"><text:span text:style-name="T24">Работа с бд</text:span></text:p><text:p text:style-name="P65"><text:span text:style-name="T24">Игроков</text:span></text:p><text:p text:style-name="P65"><text:span text:style-name="T24">DB Player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Фигура8" draw:style-name="gr7" draw:text-style-name="P70" svg:width="17.04cm" svg:height="5.583cm" svg:x="0.99cm" svg:y="1.849cm"><text:p text:style-name="P67"><text:span text:style-name="T29">Описание</text:span></text:p><text:p text:style-name="P68"><text:span text:style-name="T30">Для работы с бд плагин использует средства плагина (Dutil) -</text:span></text:p><text:p text:style-name="P68"><text:span text:style-name="T30">класс (PluginDB). Хранение данных происходит исключительно в</text:span></text:p><text:p text:style-name="P68"><text:span text:style-name="T30">бд SQLite, файла pluginDB.db, директории плагина MFractions.</text:span></text:p><text:p text:style-name="P68"><text:span text:style-name="T30"/></text:p><text:p text:style-name="P68"><text:span text:style-name="T30">Обращение к бд в классе (Manager) происходит в первый раз в </text:span></text:p><text:p text:style-name="P68"><text:span text:style-name="T30">конструкторе класса, через создание экземпляра (PluginDB), и</text:span></text:p><text:p text:style-name="P68"><text:span text:style-name="T30">создания таблицы (Players), если той нет в бд. Экземпляр для</text:span></text:p><text:p text:style-name="P68"><text:span text:style-name="T30">работы с бд (PluginDB) хранится под переменной с именем db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Фигура8" draw:style-name="gr8" draw:text-style-name="P70" svg:width="16.987cm" svg:height="16.087cm" svg:x="1.122cm" svg:y="7.855cm"><text:p text:style-name="P67"><text:span text:style-name="T29">Члены</text:span></text:p><text:p text:style-name="P67"><text:span text:style-name="T29"/></text:p><text:p text:style-name="P67"><text:span text:style-name="T29">Метод addPlayer(…)</text:span></text:p><text:p text:style-name="P68"><text:span text:style-name="T32">Описание:</text:span><text:span text:style-name="T33"> метод добавляет игрока в список (onlinePlayers). </text:span></text:p><text:p text:style-name="P68"><text:span text:style-name="T33">Сперва он пытаяется получить из бд данные об игроке и если:</text:span></text:p><text:p text:style-name="P68"><text:span text:style-name="T33">они есть, то он делает из них экземпляр типа(FractionPlayer)</text:span></text:p><text:p text:style-name="P68"><text:span text:style-name="T33">и ложит его в (onlinePlayers) перечисление;</text:span></text:p><text:p text:style-name="P68"><text:span text:style-name="T33">их нет, то он добавляет игрока в бд с дефоултными данными и</text:span></text:p><text:p text:style-name="P68"><text:span text:style-name="T33">создает экземпляр (FractionPlayer) с дефоултными данными, а</text:span></text:p><text:p text:style-name="P68"><text:span text:style-name="T33">затем добавляет его в перечисление (onlinePlayers);</text:span></text:p><text:p text:style-name="P68"><text:span text:style-name="T33">возникла ошибка с бд (ну или др ошибка), то он выкидывает</text:span></text:p><text:p text:style-name="P68"><text:span text:style-name="T33">игрока с сервера с сообщением (DB query ERROR!);. Так-же ме-</text:span></text:p><text:p text:style-name="P68"><text:span text:style-name="T33">тод делает reset прав игрока.</text:span></text:p><text:p text:style-name="P68"><text:span text:style-name="T30"/></text:p><text:p text:style-name="P68"><text:span text:style-name="T34">Параметры:</text:span><text:span text:style-name="T30"> (Player player).</text:span></text:p><text:p text:style-name="P68"><text:span text:style-name="T34">События:</text:span><text:span text:style-name="T30"> (PlayerAddedToPlayersListEvent).</text:span></text:p><text:p text:style-name="P68"><text:span text:style-name="T30"/></text:p><text:p text:style-name="P68"><text:span text:style-name="T30"/></text:p><text:p text:style-name="P67"><text:span text:style-name="T29">Метод removePlayer(…)</text:span></text:p><text:p text:style-name="P68"><text:span text:style-name="T34">Описание:</text:span><text:span text:style-name="T30"> метод удаляет игрока из списка (onlinePlayers) и </text:span></text:p><text:p text:style-name="P68"><text:span text:style-name="T30">обновляет данные бд об игроке, который был удален. Ожидается</text:span></text:p><text:p text:style-name="P68"><text:span text:style-name="T30">что метод вызывается когда в бд есть уже игрок с таким</text:span></text:p><text:p text:style-name="P68"><text:span text:style-name="T30">именем, т.е. после метода addPlayer(…). Если в списке игро-</text:span></text:p><text:p text:style-name="P68"><text:span text:style-name="T30">ков нет данного игрока или id фракции игрока равен 0, то </text:span></text:p><text:p text:style-name="P68"><text:span text:style-name="T30">данные игрока не будут обновлены в бд.</text:span></text:p><text:p text:style-name="P68"><text:span text:style-name="T30"/></text:p><text:p text:style-name="P68"><text:span text:style-name="T34">Параметры:</text:span><text:span text:style-name="T30"> (Player player)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><draw:custom-shape text:anchor-type="paragraph" draw:z-index="13" draw:name="Фигура9" draw:style-name="gr9" draw:text-style-name="P66" svg:width="5.927cm" svg:height="2.461cm" svg:x="5.435cm" svg:y="-1.51cm"><text:p text:style-name="P65"><text:span text:style-name="T35">Работа с типом</text:span></text:p><text:p text:style-name="P65"><text:span text:style-name="T35">FractionPlay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Фигура9" draw:style-name="gr10" draw:text-style-name="P71" svg:width="16.696cm" svg:height="3.229cm" svg:x="2.074cm" svg:y="1.321cm"><text:p text:style-name="P67"><text:span text:style-name="T36">Описание</text:span></text:p><text:p text:style-name="P68"><text:span text:style-name="T37">В Manager типы FractionPlayer хранятся в переменной </text:span></text:p><text:p text:style-name="P68"><text:span text:style-name="T37">(onlinePlayers), имеющей тип (ArrayList&lt;FractionPlayer&gt;),</text:span></text:p><text:p text:style-name="P68"><text:span text:style-name="T37">так-что работа с FractionPlayer равна работе с</text:span></text:p><text:p text:style-name="P68"><text:span text:style-name="T37">(onlinePlayers)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Фигура9" draw:style-name="gr11" draw:text-style-name="P71" svg:width="16.722cm" svg:height="13.389cm" svg:x="2.127cm" svg:y="4.893cm"><text:p text:style-name="P67"><text:span text:style-name="T36">Члены</text:span></text:p><text:p text:style-name="P67"><text:span text:style-name="T28"/></text:p><text:p text:style-name="P68"><text:span text:style-name="T37">Что все методы делают понятно из их названия, поэтому приво-</text:span></text:p><text:p text:style-name="P68"><text:span text:style-name="T37">дится лишь их список. Если чтото где-то не так, то ничего</text:span></text:p><text:p text:style-name="P68"><text:span text:style-name="T37">не произойдет и вернется null, если возврат присутствует.</text:span></text:p><text:p text:style-name="P68"><text:span text:style-name="T37">Список: </text:span></text:p><text:p text:style-name="P68"><text:span text:style-name="T37">(bool hasPlayer(Str Name/Player p)),</text:span></text:p><text:p text:style-name="P68"><text:span text:style-name="T37">(FractionPlayer getPlayer(Str Name/Player p)),</text:span></text:p><text:p text:style-name="P68"><text:span text:style-name="T37">(void addScore(Player p, int score)),</text:span></text:p><text:p text:style-name="P68"><text:span text:style-name="T37">…</text:span></text:p><text:p text:style-name="P68"><text:span text:style-name="T31"/></text:p><text:p text:style-name="P68"><text:span text:style-name="T31"/></text:p><text:p text:style-name="P67"><text:span text:style-name="T36">Метод setPlayerFraction(…)</text:span></text:p><text:p text:style-name="P68"><text:span text:style-name="T37">Описание: метод устанавливает указанному игроку указанную</text:span></text:p><text:p text:style-name="P68"><text:span text:style-name="T37">фракцию, обнуляет его счёт, телепортирует его на точку спав-</text:span></text:p><text:p text:style-name="P68"><text:span text:style-name="T37">на фракции и устанавливает ему данную точку по умолчанию.</text:span></text:p><text:p text:style-name="P68"><text:span text:style-name="T31"/></text:p><text:p text:style-name="P68"><text:span text:style-name="T37">Возбуждаемые исключения:</text:span></text:p><text:p text:style-name="P68"><text:span text:style-name="T37">- FractionDataException – возбуждается когда игрока с данным</text:span></text:p><text:p text:style-name="P68"><text:span text:style-name="T37"><text:s text:c="2"/></text:span><text:span text:style-name="T37">именем нет, или когда фракции с указанным id нет.</text:span></text:p><text:p text:style-name="P68"><text:span text:style-name="T31"/></text:p><text:p text:style-name="P68"><text:span text:style-name="T37">Параметры: (String playerName, Integer newFractionID).</text:span></text:p><text:p text:style-name="P68"><text:span text:style-name="T31"/></text:p><text:p text:style-name="P68"><text:span text:style-name="T31"/></text:p><text:p text:style-name="P68"><text:span text:style-name="T31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><draw:custom-shape text:anchor-type="paragraph" draw:z-index="17" draw:name="Фигура11" draw:style-name="gr13" draw:text-style-name="P72" svg:width="5.557cm" svg:height="2.726cm" svg:x="5.831cm" svg:y="-1.111cm"><text:p text:style-name="P65"><text:span text:style-name="T35">Работа с типом</text:span></text:p><text:p text:style-name="P65"><text:span text:style-name="T35">Poin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Фигура11" draw:style-name="gr14" draw:text-style-name="P73" svg:width="17.437cm" svg:height="1.879cm" svg:x="2.127cm" svg:y="1.72cm"><text:p text:style-name="P67"><text:span text:style-name="T29">Описание</text:span></text:p><text:p text:style-name="P68"><text:span text:style-name="T30">За хранение экземпляров типа Point отвечает перечисление</text:span></text:p><text:p text:style-name="P68"><text:span text:style-name="T30">(ArrayList&lt;Point&gt; points).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name="Фигура11" draw:style-name="gr15" draw:text-style-name="P73" svg:width="17.437cm" svg:height="13.415cm" svg:x="8.319cm" svg:y="3.969cm"><text:p text:style-name="P67"><text:span text:style-name="T38">Члены для работы</text:span></text:p><text:p text:style-name="P67"><text:span text:style-name="T38"/></text:p><text:p text:style-name="P67"><text:span text:style-name="T29">Метод hasPoint(…)</text:span></text:p><text:p text:style-name="P68"><text:span text:style-name="T30">Параметры: (Integer id)</text:span></text:p><text:p text:style-name="P68"><text:span text:style-name="T30">Тип возврата: (Boolean)</text:span></text:p><text:p text:style-name="P68"><text:span text:style-name="T30">Описание: вернёт true, если в перечислении points есть элемент,</text:span></text:p><text:p text:style-name="P68"><text:span text:style-name="T30">имеющий id, равный переданному id.</text:span></text:p><text:p text:style-name="P68"><text:span text:style-name="T30"/></text:p><text:p text:style-name="P67"><text:span text:style-name="T29">Метод createPoint(…)</text:span></text:p><text:p text:style-name="P68"><text:span text:style-name="T30">Параметры: (String properties)</text:span></text:p><text:p text:style-name="P68"><text:span text:style-name="T30">Исключения: (PointConfigPropertyException, </text:span></text:p><text:p text:style-name="P68"><text:span text:style-name="T30"><text:s text:c="13"/></text:span><text:span text:style-name="T30">PointWithSameIdAlreadyExistsException)</text:span></text:p><text:p text:style-name="P68"><text:span text:style-name="T30">Описание: метод добавляет в перечесление points экземпляр типа</text:span></text:p><text:p text:style-name="P68"><text:span text:style-name="T30">Point, созданный по параметрам из параметра (properties).</text:span></text:p><text:p text:style-name="P68"><text:span text:style-name="T30"/></text:p><text:p text:style-name="P67"><text:span text:style-name="T29">Метод getPoint(…)</text:span></text:p><text:p text:style-name="P68"><text:span text:style-name="T30">Параметры: (Integer id)</text:span></text:p><text:p text:style-name="P68"><text:span text:style-name="T30">Тип возврата: (Point)</text:span></text:p><text:p text:style-name="P68"><text:span text:style-name="T30">Описание: метод возвращает копию объекта типа Point, имеющего</text:span></text:p><text:p text:style-name="P68"><text:span text:style-name="T30">id, равный id другого Point, в перечислении points.</text:span></text:p><text:p text:style-name="P68"><text:span text:style-name="T30"/></text:p><text:p text:style-name="P67"><text:span text:style-name="T29">Метод getPoints()</text:span></text:p><text:p text:style-name="P68"><text:span text:style-name="T30">Тип возврата: (ArrayList&lt;Point&gt;)</text:span></text:p><text:p text:style-name="P68"><text:span text:style-name="T30">Описание: метод возвращает копию перечисления points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2"><draw:custom-shape text:anchor-type="paragraph" draw:z-index="20" draw:name="Фигура12" draw:style-name="gr16" draw:text-style-name="P74" svg:width="6.086cm" svg:height="3.149cm" svg:x="5.435cm" svg:y="-1.295cm"><text:p text:style-name="P65"><text:span text:style-name="T39">Работа с правами</text:span></text:p><text:p text:style-name="P65"><text:span text:style-name="T39">игрока</text:span></text:p><text:p text:style-name="P65"><text:span text:style-name="T39">Permiss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name="Фигура12" draw:style-name="gr17" draw:text-style-name="P75" svg:width="18.416cm" svg:height="5.954cm" svg:x="0.776cm" svg:y="2.436cm"><text:p text:style-name="P67"><text:span text:style-name="T29">Описание</text:span></text:p><text:p text:style-name="P68"><text:span text:style-name="T30">Простая работа с правами игрока(добавить группу прав, удалить,</text:span></text:p><text:p text:style-name="P68"><text:span text:style-name="T30">проверить её наличие) происходит в плагине Dutil. Здесь же реали-</text:span></text:p><text:p text:style-name="P68"><text:span text:style-name="T30">зуется механизм отнятий прав (withdrawing).</text:span></text:p><text:p text:style-name="P68"><text:span text:style-name="T30"/></text:p><text:p text:style-name="P68"><text:span text:style-name="T30">Описание механизма (withdrawing): мы можем забрать у игрока сколько</text:span></text:p><text:p text:style-name="P68"><text:span text:style-name="T30">угодно групп прав, </text:span><text:span text:style-name="T40">которые</text:span><text:span text:style-name="T30"> будут храниться в определенном храни-</text:span></text:p><text:p text:style-name="P68"><text:span text:style-name="T30">лище, и когда нам понадобится, мы можем их все вернуть. Хранилище</text:span></text:p><text:p text:style-name="P68"><text:span text:style-name="T30">реализуется переменной -</text:span></text:p><text:p text:style-name="P68"><text:span text:style-name="T30">(Hashtable&lt;String, String&gt; withdrawedPermissionGroups). Как данные</text:span></text:p><text:p text:style-name="P68"><text:span text:style-name="T40">хранятся</text:span><text:span text:style-name="T30"> описано в самом коде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Фигура12" draw:style-name="gr18" draw:text-style-name="P75" svg:width="18.601cm" svg:height="14.579cm" svg:x="0.751cm" svg:y="8.654cm"><text:p text:style-name="P67"><text:span text:style-name="T29">Члены</text:span></text:p><text:p text:style-name="P67"><text:span text:style-name="T29"/></text:p><text:p text:style-name="P67"><text:span text:style-name="T29">Метод hasWithdrawedPermsForPlayer(…)</text:span></text:p><text:p text:style-name="P68"><text:span text:style-name="T30">Параметры: (Player p)</text:span></text:p><text:p text:style-name="P68"><text:span text:style-name="T30">Тип возврата: (Boolean)</text:span></text:p><text:p text:style-name="P68"><text:span text:style-name="T30">Описание: метод вернёт true, если ник игрока (и его права) находят-</text:span></text:p><text:p text:style-name="P68"><text:span text:style-name="T30">ся в списке пар (withdrawedPermissionGroups).</text:span></text:p><text:p text:style-name="P68"><text:span text:style-name="T30"/></text:p><text:p text:style-name="P67"><text:span text:style-name="T29">Метод withdrawPermissionGroup(…)</text:span></text:p><text:p text:style-name="P68"><text:span text:style-name="T30">Параметры: (Player p, String groupName)</text:span></text:p><text:p text:style-name="P68"><text:span text:style-name="T30">Тип возврата: (Boolean)</text:span></text:p><text:p text:style-name="P68"><text:span text:style-name="T30">Описание: метод забирает у игрока (p) группу прав (groupName) и</text:span></text:p><text:p text:style-name="P68"><text:span text:style-name="T30">Добавляет игрока, и его групу прав, в хранилище. Вернёт true, если</text:span></text:p><text:p text:style-name="P68"><text:span text:style-name="T30">игрок имел даную группу прав и он добавлен в хранилище. Если же иг-</text:span></text:p><text:p text:style-name="P68"><text:span text:style-name="T30">рок уже в хранилище, то к хранящимся правам прибавятся новые.</text:span></text:p><text:p text:style-name="P68"><text:span text:style-name="T30"/></text:p><text:p text:style-name="P67"><text:span text:style-name="T29">Метод returnWithdrawedPermissionGroups(…)</text:span></text:p><text:p text:style-name="P68"><text:span text:style-name="T30">Параметры: (Player p)</text:span></text:p><text:p text:style-name="P68"><text:span text:style-name="T30">Тип возврата: (Boolean)</text:span></text:p><text:p text:style-name="P68"><text:span text:style-name="T30">Описание: возвращает: true, если игроку вернулись его группы прав и</text:span></text:p><text:p text:style-name="P68"><text:span text:style-name="T30">Он удалён из хранилища; false, если игрок не находился в хранилище.</text:span></text:p><text:p text:style-name="P68"><text:span text:style-name="T30"/></text:p><text:p text:style-name="P67"><text:span text:style-name="T29">Метод resetPermissionGroups(…)</text:span></text:p><text:p text:style-name="P68"><text:span text:style-name="T30">Параметры: (Player p)</text:span></text:p><text:p text:style-name="P68"><text:span text:style-name="T30">Вызывает события: (PermissionGroupsResetEvent)</text:span></text:p><text:p text:style-name="P68"><text:span text:style-name="T30">Описание: метод делает сброс групп прав игрока и устанавливает ему</text:span></text:p><text:p text:style-name="P68"><text:span text:style-name="T30">следующие виды групп прав: дефоултные, группы прав фракции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57">Глава 5</text:p>
      <text:p text:style-name="P7">Класс <text:span text:style-name="T1">FractionPlayer</text:span></text:p>
      <text:p text:style-name="P15">Описание</text:p>
      <text:p text:style-name="P44"/>
      <text:p text:style-name="P30">Данный класс отвечает за обёртку данных из таблицы игроков <text:span text:style-name="T1">(Players). </text:span>Он имеет всего 4 поля (<text:span text:style-name="T1">String playerName), (Integer – fractionID, spawnPointID, playerScore).</text:span></text:p>
      <text:p text:style-name="P46"/>
      <text:p text:style-name="P31">Доступ ко всем членам происходит через следующие <text:span text:style-name="T1">public </text:span>методы класса:</text:p>
      <text:p text:style-name="P45">(String getPlayerName()), (Integer – getFractionID(), getScore(), getSpawnPointID()),</text:p>
      <text:p text:style-name="P45">(addScore(int score)), (setScore(int newScore)), (setFractionID(int newFractionID)), (setSpawnPointID(int newSpawnPointID)).</text:p>
      <text:p text:style-name="P45"/>
      <text:p text:style-name="P32">Параметры конструктора равны полям класса.</text:p>
      <text:p text:style-name="P58">Глава 6</text:p>
      <text:p text:style-name="P8">Класс <text:span text:style-name="T1">ManagerEvents</text:span></text:p>
      <text:p text:style-name="P17">Описание</text:p>
      <text:p text:style-name="P17"/>
      <text:p text:style-name="P34"/>
      <text:p text:style-name="P35">Класс отвечает за события плагина. Он связан с классом <text:span text:style-name="T1">(Manager), </text:span>доступ к которому он получает через <text:span text:style-name="T1">(MFractions) </text:span>экземпляр, который передается конструктору данного класса.</text:p>
      <text:p text:style-name="P32"/>
      <text:p text:style-name="P36">Какие события реализует класс:</text:p>
      <text:p text:style-name="P47">- PlayerQuitEvent</text:p>
      <text:p text:style-name="P36"><text:span text:style-name="T1">- </text:span><text:span text:style-name="T12">PlayerJoinEvent</text:span></text:p>
      <text:p text:style-name="P47">- WeaponDamageEntityEvent (CrackShot)</text:p>
      <text:p text:style-name="P36"><text:span text:style-name="T1">- </text:span><text:span text:style-name="T10">LoginEvent (AuthMe)</text:span></text:p>
      <text:p text:style-name="P48">- PlayerRespawnEvent</text:p>
      <text:p text:style-name="P36"><text:span text:style-name="T10">- </text:span><text:span text:style-name="T11">EntityDamageByEntityEvent</text:span></text:p>
      <text:p text:style-name="P49">- PlayerDeathEvent</text:p>
      <text:p text:style-name="P60">Блок-схемы, описывающие события</text:p>
      <text:p text:style-name="P52"><draw:custom-shape text:anchor-type="paragraph" draw:z-index="16" draw:name="Фигура10" draw:style-name="gr12" draw:text-style-name="P66" svg:width="7.965cm" svg:height="2.62cm" svg:x="4.535cm" svg:y="0.205cm"><text:p text:style-name="P65"><text:span text:style-name="T35">Событие</text:span></text:p><text:p text:style-name="P65"><text:span text:style-name="T35">PlayerRespawnEvent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03T17:02:57.519000000</dc:date>
    <meta:editing-duration>PT11H1M5S</meta:editing-duration>
    <meta:editing-cycles>66</meta:editing-cycles>
    <meta:document-statistic meta:table-count="2" meta:image-count="0" meta:object-count="0" meta:page-count="13" meta:paragraph-count="59" meta:word-count="489" meta:character-count="3740" meta:non-whitespace-character-count="3304"/>
  </office:meta>
</office:document-meta>
</file>